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d2bf" officeooo:paragraph-rsid="0011d2bf" style:font-size-asian="16pt" style:font-weight-asian="bold" style:font-size-complex="1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</text:p>
      <text:p text:style-name="P1"/>
      <text:p text:style-name="Standard">MENU</text:p>
      <text:p text:style-name="Standard">1.Insert</text:p>
      <text:p text:style-name="Standard">2.Display</text:p>
      <text:p text:style-name="Standard">3.Delete</text:p>
      <text:p text:style-name="Standard">4.Exit</text:p>
      <text:p text:style-name="Standard"/>
      <text:p text:style-name="Standard">Enter your choice:1</text:p>
      <text:p text:style-name="Standard"/>
      <text:p text:style-name="Standard">INSERT OPTIONS</text:p>
      <text:p text:style-name="Standard">1.Insert at the beginning</text:p>
      <text:p text:style-name="Standard">2.Insert at the end</text:p>
      <text:p text:style-name="Standard">3.Insert at a specified position</text:p>
      <text:p text:style-name="Standard">4.Exit</text:p>
      <text:p text:style-name="Standard"/>
      <text:p text:style-name="Standard">Enter your choice:1</text:p>
      <text:p text:style-name="Standard">Enter the element:9</text:p>
      <text:p text:style-name="Standard"/>
      <text:p text:style-name="Standard"/>
      <text:p text:style-name="Standard">MENU</text:p>
      <text:p text:style-name="Standard">1.Insert</text:p>
      <text:p text:style-name="Standard">2.Display</text:p>
      <text:p text:style-name="Standard">3.Delete</text:p>
      <text:p text:style-name="Standard">4.Exit</text:p>
      <text:p text:style-name="Standard"/>
      <text:p text:style-name="Standard">Enter your choice:1</text:p>
      <text:p text:style-name="Standard"/>
      <text:p text:style-name="Standard">INSERT OPTIONS</text:p>
      <text:p text:style-name="Standard">1.Insert at the beginning</text:p>
      <text:p text:style-name="Standard">2.Insert at the end</text:p>
      <text:p text:style-name="Standard">3.Insert at a specified position</text:p>
      <text:p text:style-name="Standard">4.Exit</text:p>
      <text:p text:style-name="Standard"/>
      <text:p text:style-name="Standard">Enter your choice:2</text:p>
      <text:p text:style-name="Standard">Enter the element:8</text:p>
      <text:p text:style-name="Standard"/>
      <text:p text:style-name="Standard"/>
      <text:p text:style-name="Standard">MENU</text:p>
      <text:p text:style-name="Standard">1.Insert</text:p>
      <text:p text:style-name="Standard">2.Display</text:p>
      <text:p text:style-name="Standard">3.Delete</text:p>
      <text:p text:style-name="Standard">4.Exit</text:p>
      <text:p text:style-name="Standard"/>
      <text:p text:style-name="Standard">Enter your choice:1</text:p>
      <text:p text:style-name="Standard"/>
      <text:p text:style-name="Standard">INSERT OPTIONS</text:p>
      <text:p text:style-name="Standard">1.Insert at the beginning</text:p>
      <text:p text:style-name="Standard">2.Insert at the end</text:p>
      <text:p text:style-name="Standard">3.Insert at a specified position</text:p>
      <text:p text:style-name="Standard">4.Exit</text:p>
      <text:p text:style-name="Standard"/>
      <text:p text:style-name="Standard"><text:soft-page-break/>Enter your choice:3</text:p>
      <text:p text:style-name="Standard">Enter the element:7</text:p>
      <text:p text:style-name="Standard">Enter the position for insertion:1</text:p>
      <text:p text:style-name="Standard"/>
      <text:p text:style-name="Standard"/>
      <text:p text:style-name="Standard">MENU</text:p>
      <text:p text:style-name="Standard">1.Insert</text:p>
      <text:p text:style-name="Standard">2.Display</text:p>
      <text:p text:style-name="Standard">3.Delete</text:p>
      <text:p text:style-name="Standard">4.Exit</text:p>
      <text:p text:style-name="Standard"/>
      <text:p text:style-name="Standard">Enter your choice:2</text:p>
      <text:p text:style-name="Standard">Elements in list:</text:p>
      <text:p text:style-name="Standard">9-&gt;7-&gt;8-&gt;</text:p>
      <text:p text:style-name="Standard"/>
      <text:p text:style-name="Standard">MENU</text:p>
      <text:p text:style-name="Standard">1.Insert</text:p>
      <text:p text:style-name="Standard">2.Display</text:p>
      <text:p text:style-name="Standard">3.Delete</text:p>
      <text:p text:style-name="Standard">4.Exit</text:p>
      <text:p text:style-name="Standard"/>
      <text:p text:style-name="Standard">Enter your choice:3</text:p>
      <text:p text:style-name="Standard"/>
      <text:p text:style-name="Standard">DELETE OPTIONS</text:p>
      <text:p text:style-name="Standard">1.Delete from the beginning</text:p>
      <text:p text:style-name="Standard">2.Delete from the end</text:p>
      <text:p text:style-name="Standard">3.Delete from a specified position</text:p>
      <text:p text:style-name="Standard">4.Exit</text:p>
      <text:p text:style-name="Standard"/>
      <text:p text:style-name="Standard">Enter your choice:1</text:p>
      <text:p text:style-name="Standard">Deleted element is 9</text:p>
      <text:p text:style-name="Standard"/>
      <text:p text:style-name="Standard">MENU</text:p>
      <text:p text:style-name="Standard">1.Insert</text:p>
      <text:p text:style-name="Standard">2.Display</text:p>
      <text:p text:style-name="Standard">3.Delete</text:p>
      <text:p text:style-name="Standard">4.Exit</text:p>
      <text:p text:style-name="Standard"/>
      <text:p text:style-name="Standard">Enter your choice:3</text:p>
      <text:p text:style-name="Standard"/>
      <text:p text:style-name="Standard">DELETE OPTIONS</text:p>
      <text:p text:style-name="Standard">1.Delete from the beginning</text:p>
      <text:p text:style-name="Standard">2.Delete from the end</text:p>
      <text:p text:style-name="Standard">3.Delete from a specified position</text:p>
      <text:p text:style-name="Standard">4.Exit</text:p>
      <text:p text:style-name="Standard"/>
      <text:p text:style-name="Standard">Enter your choice:2</text:p>
      <text:p text:style-name="Standard">Deleted element is 8</text:p>
      <text:p text:style-name="Standard"/>
      <text:p text:style-name="Standard">MENU</text:p>
      <text:p text:style-name="Standard">1.Insert</text:p>
      <text:p text:style-name="Standard">2.Display</text:p>
      <text:p text:style-name="Standard"><text:soft-page-break/>3.Delete</text:p>
      <text:p text:style-name="Standard">4.Exit</text:p>
      <text:p text:style-name="Standard"/>
      <text:p text:style-name="Standard">Enter your choice:1</text:p>
      <text:p text:style-name="Standard"/>
      <text:p text:style-name="Standard">INSERT OPTIONS</text:p>
      <text:p text:style-name="Standard">1.Insert at the beginning</text:p>
      <text:p text:style-name="Standard">2.Insert at the end</text:p>
      <text:p text:style-name="Standard">3.Insert at a specified position</text:p>
      <text:p text:style-name="Standard">4.Exit</text:p>
      <text:p text:style-name="Standard"/>
      <text:p text:style-name="Standard">Enter your choice:1</text:p>
      <text:p text:style-name="Standard">Enter the element:5</text:p>
      <text:p text:style-name="Standard"/>
      <text:p text:style-name="Standard"/>
      <text:p text:style-name="Standard">MENU</text:p>
      <text:p text:style-name="Standard">1.Insert</text:p>
      <text:p text:style-name="Standard">2.Display</text:p>
      <text:p text:style-name="Standard">3.Delete</text:p>
      <text:p text:style-name="Standard">4.Exit</text:p>
      <text:p text:style-name="Standard"/>
      <text:p text:style-name="Standard">Enter your choice:3</text:p>
      <text:p text:style-name="Standard"/>
      <text:p text:style-name="Standard">DELETE OPTIONS</text:p>
      <text:p text:style-name="Standard">1.Delete from the beginning</text:p>
      <text:p text:style-name="Standard">2.Delete from the end</text:p>
      <text:p text:style-name="Standard">3.Delete from a specified position</text:p>
      <text:p text:style-name="Standard">4.Exit</text:p>
      <text:p text:style-name="Standard"/>
      <text:p text:style-name="Standard">Enter your choice:3</text:p>
      <text:p text:style-name="Standard">Enter the position for deletion:1</text:p>
      <text:p text:style-name="Standard">Deleted element is 7</text:p>
      <text:p text:style-name="Standard"/>
      <text:p text:style-name="Standard">MENU</text:p>
      <text:p text:style-name="Standard">1.Insert</text:p>
      <text:p text:style-name="Standard">2.Display</text:p>
      <text:p text:style-name="Standard">3.Delete</text:p>
      <text:p text:style-name="Standard">4.Exit</text:p>
      <text:p text:style-name="Standard"/>
      <text:p text:style-name="Standard">Enter your choice:2</text:p>
      <text:p text:style-name="Standard">Elements in list:</text:p>
      <text:p text:style-name="Standard">5-&gt;</text:p>
      <text:p text:style-name="Standard"/>
      <text:p text:style-name="Standard">MENU</text:p>
      <text:p text:style-name="Standard">1.Insert</text:p>
      <text:p text:style-name="Standard">2.Display</text:p>
      <text:p text:style-name="Standard">3.Delete</text:p>
      <text:p text:style-name="Standard">4.Exit</text:p>
      <text:p text:style-name="Standard"/>
      <text:p text:style-name="Standard">Enter your choice: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21:36:05.602680051</meta:creation-date>
    <dc:date>2020-11-10T21:37:49.494128978</dc:date>
    <meta:editing-duration>PT1M44S</meta:editing-duration>
    <meta:editing-cycles>1</meta:editing-cycles>
    <meta:document-statistic meta:table-count="0" meta:image-count="0" meta:object-count="0" meta:page-count="3" meta:paragraph-count="116" meta:word-count="256" meta:character-count="1618" meta:non-whitespace-character-count="1478"/>
    <meta:generator>LibreOffice/6.4.6.2$Linux_X86_64 LibreOffice_project/40$Build-2</meta:generator>
  </office:meta>
</office:document-meta>
</file>